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81a" officeooo:paragraph-rsid="0008981a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rsid="0008981a" officeooo:paragraph-rsid="0008981a"/>
    </style:style>
    <style:style style:name="T1" style:family="text">
      <style:text-properties fo:color="#ef413d"/>
    </style:style>
    <style:style style:name="T2" style:family="text">
      <style:text-properties fo:color="#ef413d" style:text-underline-style="solid" style:text-underline-width="auto" style:text-underline-color="font-color"/>
    </style:style>
    <style:style style:name="T3" style:family="text">
      <style:text-properties fo:color="#00a65d"/>
    </style:style>
    <style:style style:name="T4" style:family="text">
      <style:text-properties fo:color="#00a65d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ssh-keygen -t rsa -b 4096 -C "<text:a xlink:type="simple" xlink:href="mailto:bulbulmyname@gmail.com" text:style-name="Internet_20_link" text:visited-style-name="Visited_20_Internet_20_Link">bulbulmyname@gmail.com</text:a>"</text:p>
      <text:p text:style-name="P1">&gt;&gt;………………………………………………………………………………………...</text:p>
      <text:p text:style-name="P1"/>
      <text:p text:style-name="P1">rsa -b 4096 -C "bulbulmyname@gmail.com"</text:p>
      <text:p text:style-name="P1">Generating public/private rsa key pair.</text:p>
      <text:p text:style-name="P1">Enter file in which to save the key (/home/bulbul/.ssh/id_rsa): </text:p>
      <text:p text:style-name="P1">/home/bulbul/.ssh/id_rsa already exists.</text:p>
      <text:p text:style-name="P1">Overwrite (y/n)? y</text:p>
      <text:p text:style-name="P1">Enter passphrase (empty for no passphrase): </text:p>
      <text:p text:style-name="P1">Enter same passphrase again: </text:p>
      <text:p text:style-name="P1">Your identification has been saved in <text:span text:style-name="T2">/home/bulbul/.ssh/id_rsa.</text:span></text:p>
      <text:p text:style-name="P1">Your public key has been saved in <text:span text:style-name="T4">/home/bulbul/.ssh/id_rsa.pub.</text:span></text:p>
      <text:p text:style-name="P1">The key fingerprint is:</text:p>
      <text:p text:style-name="P1">SHA256:wzLh4PtaQWDNaHDNCy20Uj6RxKul4R/E843MB2VHKUo bulbulmyname@gmail.com</text:p>
      <text:p text:style-name="P1">The key's randomart image is:</text:p>
      <text:p text:style-name="P1">+---[RSA 4096]----+</text:p>
      <text:p text:style-name="P1">| <text:s/>.=OO <text:s text:c="2"/>... <text:s text:c="4"/>|</text:p>
      <text:p text:style-name="P1">| <text:s text:c="2"/>=B+E + o <text:s text:c="5"/>|</text:p>
      <text:p text:style-name="P1">| <text:s/>.o==o= o <text:s text:c="6"/>|</text:p>
      <text:p text:style-name="P1">| <text:s/>.o*=+o <text:s text:c="8"/>|</text:p>
      <text:p text:style-name="P1">| . *.==+S <text:s text:c="7"/>|</text:p>
      <text:p text:style-name="P1">| <text:s/>+ ..=+o. <text:s text:c="6"/>|</text:p>
      <text:p text:style-name="P1">| <text:s text:c="2"/>..... <text:s text:c="8"/>|</text:p>
      <text:p text:style-name="P1">| <text:s text:c="3"/>.o <text:s text:c="10"/>|</text:p>
      <text:p text:style-name="P1">| <text:s text:c="3"/>... <text:s text:c="9"/>|</text:p>
      <text:p text:style-name="P1">+----[SHA256]-----+</text:p>
      <text:p text:style-name="P1"/>
      <text:p text:style-name="P1">&gt;&gt;……………………………………………………………………………………..</text:p>
      <text:p text:style-name="Standard"/>
      <text:p text:style-name="Standard"/>
      <text:p text:style-name="Standard"/>
      <text:p text:style-name="Standard">eval "$(ssh-agent -s)"</text:p>
      <text:p text:style-name="Standard"/>
      <text:p text:style-name="Standard">ssh-add <text:span text:style-name="T1">/home/bulbul/.ssh/id_rsa</text:span></text:p>
      <text:p text:style-name="Standard"><text:span text:style-name="T1"/></text:p>
      <text:p text:style-name="P2">cat <text:span text:style-name="T3">/home/bulbul/.ssh/id_rsa.pub</text:span></text:p>
      <text:p text:style-name="P2"><text:span text:style-name="T3"/></text:p>
      <text:p text:style-name="P3"><text:span text:style-name="T3">&gt;&gt;………………………………………………………………………………</text:span></text:p>
      <text:p text:style-name="P3"><text:span text:style-name="T3"/></text:p>
      <text:p text:style-name="P3"><text:span text:style-name="T3">ssh-rsa AAAAB3NzaC1yc2EAAAADAQABAAACAQC7TiZwWXhDW8AQJ88wF2BFcJhAWXPC5YvQrTc0KFnALR6EVnS6zdjj0vRCQF/SznyDtnpEsnyJplII2jjwThNmGlK2ujEGJ5CfsDwHZqON4e6IEWgaTRULvw1XYvQhFHo/lOgL5w+HLeyzrtmJP83O5ZdmzA6DGOdB84UJsz9hIaNocNZwFS9czvE0XmzSQMpnakvEEyC7JnVoZppUjTasx/x4+yf2svr04kt4sLiEY0Cv3X4y06OBHd3P6AGE4s3IcUPQhBkgjeC4PG1COlOJpmWDKg4v4TV9njMnZKYsFwIJ8nFckjUbiFaroPcpDWWavRCBePpuoW0UVpLGrp1303CnYz6mnP66v4+VDeSU/XN2LfgzFHjIwPsjyrMx4XVdjaQ+UPpDbTC2LJgpBQDaG13uDBisOWeFmnY56XY2LegRZmLHPJ0tWHO1dTsNxh8b95Ab7LE+ohpw9Z5+4V5WJx3QWaFVWP39AZlOOcs5K0NVFrbczyPjl/4rd2TpJ8Q2JPJcw7HnRT0zz+Qv3BlMEimYElAawKYClJtlLptJExY7CVQ/</text:span><text:soft-page-break/><text:span text:style-name="T3">k3QvxZRLlpTkvjzBiIncTT9BPkfPxEpKOAkcCm3/kV31VlDD6kcQEXdD7/ncXns5YSl296AdroW4kPbFBm3nOAnq2GfVBiGXNojohEb3LWXW+fh3al0KFuIa8Q== bulbulmyname@gmail.com</text:span></text:p>
      <text:p text:style-name="P3"><text:span text:style-name="T3"/></text:p>
      <text:p text:style-name="P3"><text:span text:style-name="T3">&gt;&gt;………………………………………………………………………………..</text:span></text:p>
      <text:p text:style-name="P2"><text:span text:style-name="T3"/></text:p>
      <text:p text:style-name="P2">git remote rm origin</text:p>
      <text:p text:style-name="P2"/>
      <text:p text:style-name="P2">git remote add origin git@github.com:bulbul80/mytest.git</text:p>
      <text:p text:style-name="P2"/>
      <text:p text:style-name="P2"/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40:02.041620907</meta:creation-date>
    <dc:date>2020-04-04T16:46:17.201864353</dc:date>
    <meta:editing-duration>PT6M18S</meta:editing-duration>
    <meta:editing-cycles>1</meta:editing-cycles>
    <meta:document-statistic meta:table-count="0" meta:image-count="0" meta:object-count="0" meta:page-count="2" meta:paragraph-count="34" meta:word-count="131" meta:character-count="1836" meta:non-whitespace-character-count="1660"/>
    <meta:generator>LibreOffice/6.0.7.3$Linux_X86_64 LibreOffice_project/00m0$Build-3</meta:generator>
  </office:meta>
</office:document-meta>
</file>